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6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necteur M12 vers câbl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https://www.reichelt.de/fr/en/built-in-coupling-m12-5-pin-a-coded-ip67-black-lut-1220-05-100-p347082.html?&amp;trstct=pol_1&amp;nbc=1</text:p>
          </table:table-cell>
          <table:table-cell/>
        </table:table-row>
        <table:table-row table:style-name="ro1">
          <table:table-cell office:value-type="string" calcext:value-type="string">
            <text:p>Alimentation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utomation24.fr/bloc-dalimentation-electrique-ifm-electronic-e80120</text:p>
          </table:table-cell>
          <table:table-cell/>
        </table:table-row>
        <table:table-row table:style-name="ro1">
          <table:table-cell office:value-type="string" calcext:value-type="string">
            <text:p>Câble Micro USB to USB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eichelt.de/fr/en/usb-a-connector-to-usb-micro-b-connector-green-2-m-shvp-bs1450015-p241114.html?&amp;trstct=pos_7&amp;nbc=1</text:p>
          </table:table-cell>
          <table:table-cell/>
        </table:table-row>
        <table:table-row table:style-name="ro1">
          <table:table-cell office:value-type="string" calcext:value-type="string">
            <text:p>Connecteur USB A vers USB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r.rs-online.com/web/p/connecteurs-usb/8621573</text:p>
          </table:table-cell>
          <table:table-cell/>
        </table:table-row>
        <table:table-row table:style-name="ro1">
          <table:table-cell table:style-name="ce1" office:value-type="string" calcext:value-type="string">
            <text:p>Câble USB-B vers 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î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âble JST SH free on one 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de/ProductDetail/SparkFun/PRT-14426?qs=wd5RIQLrsJiogglVGK6o1w%3D%3D&amp;vip=1&amp;utm_id=20979042628&amp;gad_source=1&amp;gclid=Cj0KCQjwlN6wBhCcARIsAKZvD5ixLylfRKEjspjn_hVn878WrxUYE-F9qiriHbWfGd2NjfXJBtdMkMMaAnYwEALw_wcB&amp;_gl=1*3dg9pe*_ga*ODc4Njk4NzQzLjE3MTI4NjYxNDg.*_ga_15W4STQT4T*MTcxMjg2NjE0OC4xLjEuMTcxMjg2ODA3My42MC4wLjA.</text:p>
          </table:table-cell>
          <table:table-cell office:value-type="string" calcext:value-type="string">
            <text:p>https://www.reichelt.de/fr/en/arduino-grove-universal-cable-4-pin-30cm-buckled-5er-bag--grv-cable4pin30f-p191162.html?PROVID=2788&amp;gad_source=1&amp;gclid=CjwKCAjw_e2wBhAEEiwAyFFFowmfeJz0um2wk4WlVrwuAVp562ExWDF1FED_xfrPsPtnZTuVXuCERhoCXPkQAvD_BwE&amp;&amp;r=1</text:p>
          </table:table-cell>
        </table:table-row>
        <table:table-row table:style-name="ro1">
          <table:table-cell office:value-type="string" calcext:value-type="string">
            <text:p>Bouton poussoir rétroéclair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xel.fr/frx/Cat%C3%A9gorie/Produits-Industriels/Commande-et-signalisation/Bouton-poussoir-et-tournant/Harmony-bouton-poussoir-lumineux---D%3D22---LED-verte---%C3%A0-impulsion---1F---24v/SCHXB7NW33B1/p/71396467#technicalDocs</text:p>
          </table:table-cell>
          <table:table-cell table:style-name="ce4" office:value-type="string" calcext:value-type="string">
            <text:p>XB7NW33B1</text:p>
          </table:table-cell>
        </table:table-row>
        <table:table-row table:style-name="ro1">
          <table:table-cell office:value-type="string" calcext:value-type="string">
            <text:p>Boite ABPH 1600/1680 x 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bopla.de/fr/technique-de-boitiers/bos-ecoline/profiles-de-boitier-divises-horizontalement-2</text:p>
          </table:table-cell>
        </table:table-row>
        <table:table-row table:style-name="ro1">
          <table:table-cell office:value-type="string" calcext:value-type="string">
            <text:p>Support mural pour AB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opla.de/fr/technique-de-boitiers/alubos/accessoires-6</text:p>
          </table:table-cell>
          <table:table-cell/>
        </table:table-row>
        <table:table-row table:style-name="ro1">
          <table:table-cell office:value-type="string" calcext:value-type="string">
            <text:p>Fixation V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bopla.de/fr/technique-de-boitiers/presse-etoupes-accessoires-universels/clips-et-suppor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5:30:59.598646659</meta:creation-date>
    <meta:editing-duration>PT23H24M38S</meta:editing-duration>
    <meta:editing-cycles>6</meta:editing-cycles>
    <meta:generator>LibreOffice/7.3.7.2$Linux_X86_64 LibreOffice_project/30$Build-2</meta:generator>
    <dc:date>2024-04-21T00:12:14.327424013</dc:date>
    <meta:document-statistic meta:table-count="1" meta:cell-count="39" meta:object-count="0"/>
  </office:meta>
</office:document-meta>
</file>